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05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Διαδίκτυο και Εφαρμογές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Ηλιακοπούλου Νικολέτα Μαρκέλα</text:p>
            <text:p>ΑΜ:03116111<text:line-break/>2019-2020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Περιεχόμενο Εργασίας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Θα φτιαχτεί μια δικτυακή εφαρμογή η οποία βρίσκει τις δημοτικές βιβλιοθήκες σε συγκεκριμένη πόλη της Αγγλίας</text:p>
              </text:list-item>
              <text:list-item>
                <text:p>κάποια πόλη της Αγγλίας και να βρει τις δημοτικές βιβλιοθήκες που υπάρχουν σε αυτή</text:p>
              </text:list-item>
              <text:list-item>
                <text:p>πληροφορίες για συγκεκριμένη δημοτική βιβλιοθήκη (διεύθυνση, e-mail κτλ)</text:p>
              </text:list-item>
              <text:list-item>
                <text:p>τον αριθμό δημοτικών βιβλιοθηκών ανά πόλη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Εγκατάσταση Εφαρμογής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it clone το github repository της εφαρμογής</text:p>
                <text:p/>
              </text:list-item>
              <text:list-item>
                <text:p>Φροντίζουμε να κατεβάσουμε το κατάλληλο dataset </text:p>
                <text:p/>
              </text:list-item>
              <text:list-item>
                <text:p>Τοποθετούμε το .csv αρχείο στο path που ορίζει το αρχείο Appathon_Project/backend/src/main/resources/db/migration/V1.1.sql το οποίο και τροποποιούμ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Εγκατάσταση Εφαρμογής 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 text:style-name="P2">Στο build.gradle και στο app.properties κάνουμε τις απαραίτητες αλλαγές σχετικά με το user και το pass της βάσης μας</text:p>
              </text:list-item>
              <text:list-item>
                <text:p>Εκτελούμε την εντολή gradle.build</text:p>
                <text:p/>
              </text:list-item>
              <text:list-item>
                <text:p>Εκτελούμε την εντολή npm start στο φάκελο front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Εκκίνηση της εφαρμογής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Στο φάκελο backend εκτελούμε την εντολή ./gradlew flywayMigrate για το στήσιμο της βάσης μας</text:p>
              </text:list-item>
              <text:list-item>
                <text:p>Επιπλέον εκτελούμε ./gradlew appRun για να ξεκινήσει ο server</text:p>
              </text:list-item>
              <text:list-item>
                <text:p>Στο φάκελο frontend εκτελούμε την εντολή npm star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Βάση 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atabase → mysql </text:p>
              </text:list-item>
              <text:list-item>
                <text:p>Στήνεται αυτόματα μέσω του flyway</text:p>
              </text:list-item>
              <text:list-item>
                <text:p>Αποτελείται μόνο από ένα table το Libraries </text:p>
              </text:list-item>
              <text:list-item>
                <text:p>Περιέχει τα αρχεία από το basic dataset στο site https://www.gov.uk/government/publications/public-libraries-in-england-basic-data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ackend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Java Restlet Framework</text:p>
              </text:list-item>
              <text:list-item>
                <text:p>Σύστημα αυτοματισμού → gradle </text:p>
              </text:list-item>
              <text:list-item>
                <text:p>H κλάση RestfulApp.java διαχειρίζεται τα url paths και καλεί τις αντίστοιχες κλάσεις που στέλνουν αιτήματα στη βάση </text:p>
              </text:list-item>
              <text:list-item>
                <text:p>Έχουμε 3 paths τα οποία στέλνουν διαφορετικό αίτημα</text:p>
              </text:list-item>
              <text:list-item>
                <text:p>3 http Requests → 1 post + 2 get στο πλαίσιο της εργασία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rontend 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React JS</text:p>
              </text:list-item>
              <text:list-item>
                <text:p>Αρχική Σελίδα + Πεδίο Αναζήτησης </text:p>
              </text:list-item>
              <text:list-item>
                <text:p>3 επιλογές αναζήτησης με τη μορφή button που παραπέμπουν στην αντίστοιχη (παρόμοια) φόρμα</text:p>
              </text:list-item>
              <text:list-item>
                <text:p>Ο χρήστης γράφει την κατάλληλη πληροφορία και περιμένει ανάλογα αποτελέσματα ( βιβλιοθήκες πόλης, πληροφορίες βιβλιοθήκης, αριθμός βιβλιοθηκών πόλης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rontend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Στέλνεται get ή post request στον server μας</text:p>
              </text:list-item>
              <text:list-item>
                <text:p>Λαμβάνουμε τα αποτελέσματα τα οποία κάνουμε map στον αντίστοιχο πίνακα τον οποίο και εμφανίζουμε</text:p>
              </text:list-item>
              <text:list-item>
                <text:p>Ανάλογα με το αίτημα δημιουργούμε και πίνακα με διαφορετικά πεδία</text:p>
              </text:list-item>
              <text:list-item>
                <text:p>Μπορούμε να πληκτρολογήσουμε ξανά κάτι άλλο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3T23:43:55.758654780</meta:creation-date>
    <meta:editing-duration>PT9M19S</meta:editing-duration>
    <meta:editing-cycles>4</meta:editing-cycles>
    <meta:generator>LibreOffice/6.0.7.3$Linux_X86_64 LibreOffice_project/00m0$Build-3</meta:generator>
    <dc:title>Bright Blue</dc:title>
    <dc:date>2020-08-24T00:20:56.840186748</dc:date>
    <meta:document-statistic meta:object-count="58"/>
  </office:meta>
</office:document-meta>
</file>